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196cm"/>
    </style:style>
    <style:style style:name="co7" style:family="table-column">
      <style:table-column-properties fo:break-before="auto" style:column-width="1.09cm"/>
    </style:style>
    <style:style style:name="co8" style:family="table-column">
      <style:table-column-properties fo:break-before="auto" style:column-width="2.1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eeeeee" fo:min-height="1.196cm" fo:padding-top="-0.05cm" fo:padding-bottom="-0.05cm" fo:padding-left="-0.05cm" fo:padding-right="-0.05cm"/>
    </style:style>
    <style:style style:name="P1" style:family="paragraph">
      <loext:graphic-properties draw:fill="solid" draw:fill-color="#eeeeee"/>
      <style:paragraph-properties style:writing-mode="lr-tb"/>
    </style:style>
  </office:automatic-styles>
  <office:body>
    <office:spreadsheet>
      <table:calculation-settings table:automatic-find-labels="false"/>
      <table:table table:name="other_driv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nsor_id</text:p>
          </table:table-cell>
          <table:table-cell office:value-type="string" calcext:value-type="string">
            <text:p>pressure</text:p>
          </table:table-cell>
          <table:table-cell table:style-name="ce1" office:value-type="string" calcext:value-type="string">
            <text:p>byte6</text:p>
          </table:table-cell>
          <table:table-cell table:style-name="ce1" office:value-type="string" calcext:value-type="string">
            <text:p>byte7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lq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last_time</text:p>
          </table:table-cell>
          <table:table-cell/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1 bar</text:p>
          </table:table-cell>
          <table:table-cell office:value-type="string" calcext:value-type="string">
            <text:p>C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1 bar</text:p>
          </table:table-cell>
          <table:table-cell office:value-type="string" calcext:value-type="string">
            <text:p>C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s</text:p>
            <draw:frame draw:z-index="0" draw:name="Textrahmen 1" draw:style-name="gr1" draw:text-style-name="P1" svg:width="3.514cm" svg:height="1.096cm" svg:x="1.322cm" svg:y="0.172cm">
              <draw:text-box>
                <text:p>Outside temperature was 7 °C</text:p>
              </draw:text-box>
            </draw:frame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1 bar</text:p>
          </table:table-cell>
          <table:table-cell office:value-type="string" calcext:value-type="string">
            <text:p>C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1 bar</text:p>
          </table:table-cell>
          <table:table-cell office:value-type="string" calcext:value-type="string">
            <text:p>C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17 bar</text:p>
          </table:table-cell>
          <table:table-cell office:value-type="string" calcext:value-type="string">
            <text:p>C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1 bar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0 bar</text:p>
          </table:table-cell>
          <table:table-cell office:value-type="string" calcext:value-type="string">
            <text:p>C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60" calcext:value-type="float">
            <text:p>1466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C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5" calcext:value-type="float">
            <text:p>1478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C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87" calcext:value-type="float">
            <text:p>1568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C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C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3 ba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42" calcext:value-type="float">
            <text:p>1534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1 bar</text:p>
          </table:table-cell>
          <table:table-cell office:value-type="string" calcext:value-type="string">
            <text:p>C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C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43" calcext:value-type="float">
            <text:p>1524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1 bar</text:p>
          </table:table-cell>
          <table:table-cell office:value-type="string" calcext:value-type="string">
            <text:p>C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53" calcext:value-type="float">
            <text:p>1525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C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1 bar</text:p>
          </table:table-cell>
          <table:table-cell office:value-type="string" calcext:value-type="string">
            <text:p>C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3 ba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89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0 bar</text:p>
          </table:table-cell>
          <table:table-cell office:value-type="string" calcext:value-type="string">
            <text:p>C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38" calcext:value-type="float">
            <text:p>1513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19 bar</text:p>
          </table:table-cell>
          <table:table-cell office:value-type="string" calcext:value-type="string">
            <text:p>C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37" calcext:value-type="float">
            <text:p>1543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1 bar</text:p>
          </table:table-cell>
          <table:table-cell office:value-type="string" calcext:value-type="string">
            <text:p>C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62" calcext:value-type="float">
            <text:p>1576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5 ba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83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55" calcext:value-type="float">
            <text:p>1635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3 bar</text:p>
          </table:table-cell>
          <table:table-cell office:value-type="string" calcext:value-type="string">
            <text:p>C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41" calcext:value-type="float">
            <text:p>1534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1 bar</text:p>
          </table:table-cell>
          <table:table-cell office:value-type="string" calcext:value-type="string">
            <text:p>C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16" calcext:value-type="float">
            <text:p>1611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1 bar</text:p>
          </table:table-cell>
          <table:table-cell office:value-type="string" calcext:value-type="string">
            <text:p>C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8" calcext:value-type="float">
            <text:p>1655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5 bar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77" calcext:value-type="float">
            <text:p>1617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C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87" calcext:value-type="float">
            <text:p>4638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5 bar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28" calcext:value-type="float">
            <text:p>4592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3 bar</text:p>
          </table:table-cell>
          <table:table-cell office:value-type="string" calcext:value-type="string">
            <text:p>C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6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19" calcext:value-type="float">
            <text:p>606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C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65" calcext:value-type="float">
            <text:p>6076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C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23" calcext:value-type="float">
            <text:p>1632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5 bar</text:p>
          </table:table-cell>
          <table:table-cell table:number-columns-repeated="2" office:value-type="string" calcext:value-type="string">
            <text:p>C6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95" calcext:value-type="float">
            <text:p>1509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3 bar</text:p>
          </table:table-cell>
          <table:table-cell office:value-type="string" calcext:value-type="string">
            <text:p>C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93" calcext:value-type="float">
            <text:p>1659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C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C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15" calcext:value-type="float">
            <text:p>1601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5 bar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34" calcext:value-type="float">
            <text:p>1543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3 bar</text:p>
          </table:table-cell>
          <table:table-cell office:value-type="string" calcext:value-type="string">
            <text:p>C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6" calcext:value-type="float">
            <text:p>1658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2 bar</text:p>
          </table:table-cell>
          <table:table-cell office:value-type="string" calcext:value-type="string">
            <text:p>C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7" calcext:value-type="float">
            <text:p>158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C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05" calcext:value-type="float">
            <text:p>1540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5 ba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18" calcext:value-type="float">
            <text:p>1591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C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88" calcext:value-type="float">
            <text:p>1498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5 bar</text:p>
          </table:table-cell>
          <table:table-cell office:value-type="string" calcext:value-type="string">
            <text:p>C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79" calcext:value-type="float">
            <text:p>1657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C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49" calcext:value-type="float">
            <text:p>1584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8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12" calcext:value-type="float">
            <text:p>1521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C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4" calcext:value-type="float">
            <text:p>1503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5 bar</text:p>
          </table:table-cell>
          <table:table-cell office:value-type="string" calcext:value-type="string">
            <text:p>C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64" calcext:value-type="float">
            <text:p>1656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C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79" calcext:value-type="float">
            <text:p>1507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82" calcext:value-type="float">
            <text:p>1548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C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23" calcext:value-type="float">
            <text:p>1512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5 bar</text:p>
          </table:table-cell>
          <table:table-cell office:value-type="string" calcext:value-type="string">
            <text:p>C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47" calcext:value-type="float">
            <text:p>165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C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17" calcext:value-type="float">
            <text:p>1521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1.97 bar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18" calcext:value-type="float">
            <text:p>1591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4 bar</text:p>
          </table:table-cell>
          <table:table-cell office:value-type="string" calcext:value-type="string">
            <text:p>C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04" calcext:value-type="float">
            <text:p>1530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C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89" calcext:value-type="float">
            <text:p>1548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5 bar</text:p>
          </table:table-cell>
          <table:table-cell office:value-type="string" calcext:value-type="string">
            <text:p>C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64" calcext:value-type="float">
            <text:p>1666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C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72" calcext:value-type="float">
            <text:p>1567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C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2" calcext:value-type="float">
            <text:p>1603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5 bar</text:p>
          </table:table-cell>
          <table:table-cell office:value-type="string" calcext:value-type="string">
            <text:p>C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37" calcext:value-type="float">
            <text:p>1643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75" calcext:value-type="float">
            <text:p>1587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C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01" calcext:value-type="float">
            <text:p>1640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1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48" calcext:value-type="float">
            <text:p>1544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C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81" calcext:value-type="float">
            <text:p>1628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27" calcext:value-type="float">
            <text:p>1512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" calcext:value-type="float">
            <text:p>1618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C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65" calcext:value-type="float">
            <text:p>1596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7 bar</text:p>
          </table:table-cell>
          <table:table-cell office:value-type="string" calcext:value-type="string">
            <text:p>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4" calcext:value-type="float">
            <text:p>1599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14" calcext:value-type="float">
            <text:p>1531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6 bar</text:p>
          </table:table-cell>
          <table:table-cell office:value-type="string" calcext:value-type="string">
            <text:p>C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752" calcext:value-type="float">
            <text:p>1575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D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0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22" calcext:value-type="float">
            <text:p>1532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7 bar</text:p>
          </table:table-cell>
          <table:table-cell office:value-type="string" calcext:value-type="string">
            <text:p>C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35" calcext:value-type="float">
            <text:p>1543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92" calcext:value-type="float">
            <text:p>1569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D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83" calcext:value-type="float">
            <text:p>1658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18" calcext:value-type="float">
            <text:p>1571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7 bar</text:p>
          </table:table-cell>
          <table:table-cell office:value-type="string" calcext:value-type="string">
            <text:p>D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88" calcext:value-type="float">
            <text:p>1598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59" calcext:value-type="float">
            <text:p>164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62" calcext:value-type="float">
            <text:p>165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21" calcext:value-type="float">
            <text:p>1652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19" calcext:value-type="float">
            <text:p>154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2" calcext:value-type="float">
            <text:p>1629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529" calcext:value-type="float">
            <text:p>165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7 bar</text:p>
          </table:table-cell>
          <table:table-cell office:value-type="string" calcext:value-type="string">
            <text:p>D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66" calcext:value-type="float">
            <text:p>1586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67" calcext:value-type="float">
            <text:p>1646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71" calcext:value-type="float">
            <text:p>1627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9" calcext:value-type="float">
            <text:p>154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33" calcext:value-type="float">
            <text:p>1533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2" calcext:value-type="float">
            <text:p>1634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48" calcext:value-type="float">
            <text:p>1594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48" calcext:value-type="float">
            <text:p>159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28" calcext:value-type="float">
            <text:p>1572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97" calcext:value-type="float">
            <text:p>160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14" calcext:value-type="float">
            <text:p>1541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59" calcext:value-type="float">
            <text:p>1545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8" calcext:value-type="float">
            <text:p>1652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D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07" calcext:value-type="float">
            <text:p>1560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87" calcext:value-type="float">
            <text:p>1568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D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58" calcext:value-type="float">
            <text:p>1595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50" calcext:value-type="float">
            <text:p>1645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D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05" calcext:value-type="float">
            <text:p>1630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83" calcext:value-type="float">
            <text:p>1528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D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D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D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D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57" calcext:value-type="float">
            <text:p>1645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6" calcext:value-type="float">
            <text:p>1629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32" calcext:value-type="float">
            <text:p>1643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90" calcext:value-type="float">
            <text:p>1599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69" calcext:value-type="float">
            <text:p>1546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7 bar</text:p>
          </table:table-cell>
          <table:table-cell office:value-type="string" calcext:value-type="string">
            <text:p>D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81" calcext:value-type="float">
            <text:p>1628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49" calcext:value-type="float">
            <text:p>1604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8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77" calcext:value-type="float">
            <text:p>1537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8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8" calcext:value-type="float">
            <text:p>1603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42" calcext:value-type="float">
            <text:p>1594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16" calcext:value-type="float">
            <text:p>1551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26" calcext:value-type="float">
            <text:p>1582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D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1" calcext:value-type="float">
            <text:p>1550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61" calcext:value-type="float">
            <text:p>1526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D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8 bar</text:p>
          </table:table-cell>
          <table:table-cell office:value-type="string" calcext:value-type="string">
            <text:p>D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4 bar</text:p>
          </table:table-cell>
          <table:table-cell office:value-type="string" calcext:value-type="string">
            <text:p>D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32" calcext:value-type="float">
            <text:p>1613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54" calcext:value-type="float">
            <text:p>1505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28" calcext:value-type="float">
            <text:p>1622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0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72" calcext:value-type="float">
            <text:p>1567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90" calcext:value-type="float">
            <text:p>1519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12" calcext:value-type="float">
            <text:p>1561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21" calcext:value-type="float">
            <text:p>1622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35" calcext:value-type="float">
            <text:p>1643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07" calcext:value-type="float">
            <text:p>1560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26" calcext:value-type="float">
            <text:p>1582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24" calcext:value-type="float">
            <text:p>1632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94" calcext:value-type="float">
            <text:p>1629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18" calcext:value-type="float">
            <text:p>1601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D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9" calcext:value-type="float">
            <text:p>1503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D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E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54" calcext:value-type="float">
            <text:p>155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E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E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E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45" calcext:value-type="float">
            <text:p>1514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E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4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1" calcext:value-type="float">
            <text:p>1557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E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17" calcext:value-type="float">
            <text:p>1551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49" calcext:value-type="float">
            <text:p>1594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7 bar</text:p>
          </table:table-cell>
          <table:table-cell office:value-type="string" calcext:value-type="string">
            <text:p>E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73" calcext:value-type="float">
            <text:p>1537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string" calcext:value-type="string">
            <text:p>E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" calcext:value-type="float">
            <text:p>1624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E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13" calcext:value-type="float">
            <text:p>1591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09" calcext:value-type="float">
            <text:p>1530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E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8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E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83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E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85" calcext:value-type="float">
            <text:p>1588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E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14" calcext:value-type="float">
            <text:p>1591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3 bar</text:p>
          </table:table-cell>
          <table:table-cell office:value-type="string" calcext:value-type="string">
            <text:p>E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51" calcext:value-type="float">
            <text:p>1525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5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12" calcext:value-type="float">
            <text:p>1571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string" calcext:value-type="string">
            <text:p>E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4" calcext:value-type="float">
            <text:p>1503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string" calcext:value-type="string">
            <text:p>E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5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54" calcext:value-type="float">
            <text:p>15254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00" calcext:value-type="float">
            <text:p>604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87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78" calcext:value-type="float">
            <text:p>6147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69" calcext:value-type="float">
            <text:p>5996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72" calcext:value-type="float">
            <text:p>6037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3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368" calcext:value-type="float">
            <text:p>6136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32" calcext:value-type="float">
            <text:p>6153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467" calcext:value-type="float">
            <text:p>6046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78" calcext:value-type="float">
            <text:p>6137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00 dBm</text:p>
          </table:table-cell>
          <table:table-cell office:value-type="string" calcext:value-type="string">
            <text:p>LQI: 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81" calcext:value-type="float">
            <text:p>6108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60" calcext:value-type="float">
            <text:p>6136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892" calcext:value-type="float">
            <text:p>6089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3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05" calcext:value-type="float">
            <text:p>6050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042" calcext:value-type="float">
            <text:p>6104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2 ba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229" calcext:value-type="float">
            <text:p>602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3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1.50 dBm</text:p>
          </table:table-cell>
          <table:table-cell office:value-type="string" calcext:value-type="string">
            <text:p>LQI: 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015" calcext:value-type="float">
            <text:p>6101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07" calcext:value-type="float">
            <text:p>6040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247" calcext:value-type="float">
            <text:p>6024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66" calcext:value-type="float">
            <text:p>6136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81" calcext:value-type="float">
            <text:p>6038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81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94" calcext:value-type="float">
            <text:p>6079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18" calcext:value-type="float">
            <text:p>6041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38" calcext:value-type="float">
            <text:p>6113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3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765" calcext:value-type="float">
            <text:p>6076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75" calcext:value-type="float">
            <text:p>6157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2 ba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19" calcext:value-type="float">
            <text:p>6081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01" calcext:value-type="float">
            <text:p>6070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54" calcext:value-type="float">
            <text:p>6155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45" calcext:value-type="float">
            <text:p>6144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02" calcext:value-type="float">
            <text:p>6160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76" calcext:value-type="float">
            <text:p>61476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22" calcext:value-type="float">
            <text:p>6142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82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169" calcext:value-type="float">
            <text:p>6116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77" calcext:value-type="float">
            <text:p>6147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61" calcext:value-type="float">
            <text:p>6136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51" calcext:value-type="float">
            <text:p>6115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0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20" calcext:value-type="float">
            <text:p>6062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2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261" calcext:value-type="float">
            <text:p>6126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25" calcext:value-type="float">
            <text:p>6112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623" calcext:value-type="float">
            <text:p>6062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20" calcext:value-type="float">
            <text:p>6122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57" calcext:value-type="float">
            <text:p>6085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47" calcext:value-type="float">
            <text:p>606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4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7.50 dBm</text:p>
          </table:table-cell>
          <table:table-cell office:value-type="string" calcext:value-type="string">
            <text:p>LQI: 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79" calcext:value-type="float">
            <text:p>6127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5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69" calcext:value-type="float">
            <text:p>6076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47" calcext:value-type="float">
            <text:p>6004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75" calcext:value-type="float">
            <text:p>6137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4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0.00 dBm</text:p>
          </table:table-cell>
          <table:table-cell office:value-type="string" calcext:value-type="string">
            <text:p>LQI: 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83" calcext:value-type="float">
            <text:p>6088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43" calcext:value-type="float">
            <text:p>6154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63" calcext:value-type="float">
            <text:p>6006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115" calcext:value-type="float">
            <text:p>6111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5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86.00 dBm</text:p>
          </table:table-cell>
          <table:table-cell office:value-type="string" calcext:value-type="string">
            <text:p>LQI: 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06" calcext:value-type="float">
            <text:p>6140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2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20" calcext:value-type="float">
            <text:p>6012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95" calcext:value-type="float">
            <text:p>6059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5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98" calcext:value-type="float">
            <text:p>6109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69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78" calcext:value-type="float">
            <text:p>6027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7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03" calcext:value-type="float">
            <text:p>6130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3.50 dBm</text:p>
          </table:table-cell>
          <table:table-cell office:value-type="string" calcext:value-type="string">
            <text:p>LQI: 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514" calcext:value-type="float">
            <text:p>6051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3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72" calcext:value-type="float">
            <text:p>6027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18" calcext:value-type="float">
            <text:p>6101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27" calcext:value-type="float">
            <text:p>61027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71" calcext:value-type="float">
            <text:p>6107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568" calcext:value-type="float">
            <text:p>6056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9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428" calcext:value-type="float">
            <text:p>6042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8.50 dBm</text:p>
          </table:table-cell>
          <table:table-cell office:value-type="string" calcext:value-type="string">
            <text:p>LQI: 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364" calcext:value-type="float">
            <text:p>6036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2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62" calcext:value-type="float">
            <text:p>6046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80" calcext:value-type="float">
            <text:p>6118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6.0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92" calcext:value-type="float">
            <text:p>6089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716" calcext:value-type="float">
            <text:p>6071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81" calcext:value-type="float">
            <text:p>6088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3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15" calcext:value-type="float">
            <text:p>6071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0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74" calcext:value-type="float">
            <text:p>6017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5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7.50 dBm</text:p>
          </table:table-cell>
          <table:table-cell office:value-type="string" calcext:value-type="string">
            <text:p>LQI: 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398" calcext:value-type="float">
            <text:p>6139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8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82" calcext:value-type="float">
            <text:p>6008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8.5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431" calcext:value-type="float">
            <text:p>61431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408" calcext:value-type="float">
            <text:p>60408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110" calcext:value-type="float">
            <text:p>6111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73" calcext:value-type="float">
            <text:p>60073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3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12" calcext:value-type="float">
            <text:p>6121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31 bar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034" calcext:value-type="float">
            <text:p>6103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6.50 dBm</text:p>
          </table:table-cell>
          <table:table-cell office:value-type="string" calcext:value-type="string">
            <text:p>LQI: 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34" calcext:value-type="float">
            <text:p>60534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92" calcext:value-type="float">
            <text:p>60092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4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3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3.50 dBm</text:p>
          </table:table-cell>
          <table:table-cell office:value-type="string" calcext:value-type="string">
            <text:p>LQI: 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73" calcext:value-type="float">
            <text:p>6077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6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173" calcext:value-type="float">
            <text:p>6017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2 ba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1.50 dBm</text:p>
          </table:table-cell>
          <table:table-cell office:value-type="string" calcext:value-type="string">
            <text:p>LQI: 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60" calcext:value-type="float">
            <text:p>6016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5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80" calcext:value-type="float">
            <text:p>6118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2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56" calcext:value-type="float">
            <text:p>6155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8 bar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8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429" calcext:value-type="float">
            <text:p>60429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2.00 ba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85.50 dBm</text:p>
          </table:table-cell>
          <table:table-cell office:value-type="string" calcext:value-type="string">
            <text:p>LQI: 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53" calcext:value-type="float">
            <text:p>60353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2 ba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1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15" calcext:value-type="float">
            <text:p>60415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31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59.50 dBm</text:p>
          </table:table-cell>
          <table:table-cell office:value-type="string" calcext:value-type="string">
            <text:p>LQI: 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66" calcext:value-type="float">
            <text:p>61466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4.00 dBm</text:p>
          </table:table-cell>
          <table:table-cell office:value-type="string" calcext:value-type="string">
            <text:p>LQI: 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30" calcext:value-type="float">
            <text:p>61130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4</text:p>
          </table:table-cell>
          <table:table-cell office:value-type="string" calcext:value-type="string">
            <text:p>1.98 bar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70.50 dBm</text:p>
          </table:table-cell>
          <table:table-cell office:value-type="string" calcext:value-type="string">
            <text:p>LQI: 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675" calcext:value-type="float">
            <text:p>6067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3</text:p>
          </table:table-cell>
          <table:table-cell office:value-type="string" calcext:value-type="string">
            <text:p>2.03 ba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SSI: -79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15" calcext:value-type="float">
            <text:p>60815</text:p>
          </table:table-cell>
          <table:table-cell office:value-type="string" calcext:value-type="string">
            <text:p>ms</text:p>
          </table:table-cell>
        </table:table-row>
        <table:table-row table:style-name="ro1" table:visibility="filter">
          <table:table-cell office:value-type="string" calcext:value-type="string">
            <text:p>ID 49120002</text:p>
          </table:table-cell>
          <table:table-cell office:value-type="string" calcext:value-type="string">
            <text:p>2.29 b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SSI: -70.0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317" calcext:value-type="float">
            <text:p>6031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D 49120001</text:p>
          </table:table-cell>
          <table:table-cell office:value-type="string" calcext:value-type="string">
            <text:p>2.29 bar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SSI: -67.50 dBm</text:p>
          </table:table-cell>
          <table:table-cell office:value-type="string" calcext:value-type="string">
            <text:p>LQI: 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19" calcext:value-type="float">
            <text:p>61419</text:p>
          </table:table-cell>
          <table:table-cell office:value-type="string" calcext:value-type="string">
            <text:p>ms</text:p>
          </table:table-cell>
        </table:table-row>
        <table:table-row table:style-name="ro1" table:number-rows-repeated="104829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other_drive.A1:other_drive.J285" table:display-filter-buttons="true">
          <table:filter>
            <table:filter-and>
              <table:filter-condition table:value="ID 4912000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1T18:37:22.188000000</dc:date>
    <meta:editing-duration>PT2H4M35S</meta:editing-duration>
    <meta:editing-cycles>6</meta:editing-cycles>
    <meta:generator>LibreOffice/7.4.7.2$Windows_X86_64 LibreOffice_project/723314e595e8007d3cf785c16538505a1c878ca5</meta:generator>
    <meta:document-statistic meta:table-count="1" meta:cell-count="3134" meta:object-count="1"/>
  </office:meta>
</office:document-meta>
</file>